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5" style:family="graphic" style:parent-style-name="standard">
      <style:graphic-properties svg:stroke-color="#ffffff" draw:fill-color="#ffffff" draw:opacity="100%" draw:opacity-name="" draw:textarea-vertical-align="middle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7" style:family="graphic" style:parent-style-name="standard">
      <style:graphic-properties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rect draw:style-name="gr1" draw:text-style-name="P1" draw:layer="layout" svg:width="3.9cm" svg:height="1.3cm" svg:x="1.9cm" svg:y="5.5cm">
            <text:p text:style-name="P1">Main Thread</text:p>
          </draw:rect>
          <draw:rect draw:style-name="gr1" draw:text-style-name="P1" draw:layer="layout" svg:width="3.9cm" svg:height="1.3cm" svg:x="11.112cm" svg:y="8.9cm">
            <text:p text:style-name="P1">Sub Thread</text:p>
          </draw:rect>
          <draw:line draw:style-name="gr2" draw:text-style-name="P1" draw:layer="layout" svg:x1="13.084cm" svg:y1="10.2cm" svg:x2="13.084cm" svg:y2="17.7cm">
            <text:p/>
          </draw:line>
          <draw:line draw:style-name="gr2" draw:text-style-name="P1" draw:layer="layout" svg:x1="8.5cm" svg:y1="6.8cm" svg:x2="8.5cm" svg:y2="19cm">
            <text:p/>
          </draw:line>
          <draw:line draw:style-name="gr2" draw:text-style-name="P1" draw:layer="layout" svg:x1="3.887cm" svg:y1="6.797cm" svg:x2="3.9cm" svg:y2="19cm">
            <text:p/>
          </draw:line>
          <draw:line draw:style-name="gr3" draw:text-style-name="P1" draw:layer="layout" svg:x1="3.9cm" svg:y1="7.756cm" svg:x2="8.5cm" svg:y2="7.756cm">
            <text:p/>
          </draw:line>
          <draw:line draw:style-name="gr4" draw:text-style-name="P1" draw:layer="layout" svg:x1="8.5cm" svg:y1="9.5cm" svg:x2="11cm" svg:y2="9.5cm">
            <text:p/>
          </draw:line>
          <draw:rect draw:style-name="gr1" draw:text-style-name="P1" draw:layer="layout" svg:width="3.9cm" svg:height="1.3cm" svg:x="6.5cm" svg:y="5.5cm">
            <text:p text:style-name="P1">libsbt</text:p>
          </draw:rect>
          <draw:rect draw:style-name="gr5" draw:text-style-name="P2" draw:layer="layout" svg:width="4.4cm" svg:height="0.7cm" draw:transform="skewX (0.0129154364647556) rotate (0.0134390352403538) translate (4cm 6.959cm)">
            <text:p text:style-name="P2"><text:span text:style-name="T1">sbt_thread_create()</text:span></text:p>
          </draw:rect>
          <draw:rect draw:style-name="gr5" draw:text-style-name="P2" draw:layer="layout" svg:width="1.801cm" svg:height="0.7cm" draw:transform="skewX (0.0328121899374872) rotate (0.0328121899374872) translate (8.9cm 8.659cm)">
            <text:p text:style-name="P2"><text:span text:style-name="T1">RUN</text:span></text:p>
          </draw:rect>
          <draw:line draw:style-name="gr6" draw:text-style-name="P1" draw:layer="layout" svg:x1="8.5cm" svg:y1="10.3cm" svg:x2="3.9cm" svg:y2="10.3cm">
            <text:p/>
          </draw:line>
          <draw:rect draw:style-name="gr5" draw:text-style-name="P2" draw:layer="layout" svg:width="4.4cm" svg:height="0.7cm" draw:transform="skewX (0.0129154364647556) rotate (0.0134390352403538) translate (8.561cm 14.785cm)">
            <text:p text:style-name="P2"><text:span text:style-name="T1">sbt_thread_detatch()</text:span></text:p>
          </draw:rect>
          <draw:rect draw:style-name="gr5" draw:text-style-name="P2" draw:layer="layout" svg:width="4.4cm" svg:height="0.7cm" draw:transform="skewX (0.0129154364647556) rotate (0.0134390352403538) translate (4cm 13.2cm)">
            <text:p text:style-name="P2"><text:span text:style-name="T1">sbt_thread_exit()</text:span></text:p>
          </draw:rect>
          <draw:line draw:style-name="gr3" draw:text-style-name="P1" draw:layer="layout" svg:x1="3.9cm" svg:y1="14cm" svg:x2="8.5cm" svg:y2="14cm">
            <text:p/>
          </draw:line>
          <draw:line draw:style-name="gr6" draw:text-style-name="P1" draw:layer="layout" svg:x1="8.5cm" svg:y1="18cm" svg:x2="3.9cm" svg:y2="18cm">
            <text:p/>
          </draw:line>
          <draw:line draw:style-name="gr3" draw:text-style-name="P1" draw:layer="layout" svg:x1="13.1cm" svg:y1="15.6cm" svg:x2="8.5cm" svg:y2="15.6cm">
            <text:p/>
          </draw:line>
          <draw:rect draw:style-name="gr7" draw:text-style-name="P3" draw:layer="layout" svg:width="3.9cm" svg:height="0.7cm" svg:x="1.956cm" svg:y="10.8cm">
            <text:p text:style-name="P3"><text:span text:style-name="T2">main process</text:span></text:p>
          </draw:rect>
          <draw:rect draw:style-name="gr7" draw:text-style-name="P3" draw:layer="layout" svg:width="3.9cm" svg:height="0.7cm" svg:x="11.128cm" svg:y="10.9cm">
            <text:p text:style-name="P3"><text:span text:style-name="T2">sub process</text:span></text:p>
          </draw:rect>
          <draw:line draw:style-name="gr6" draw:text-style-name="P1" draw:layer="layout" svg:x1="8.6cm" svg:y1="17cm" svg:x2="13.1cm" svg:y2="1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kanishi Ryouta</meta:initial-creator>
    <meta:creation-date>2014-11-29T21:38:07</meta:creation-date>
    <dc:date>2014-11-29T22:35:30</dc:date>
    <dc:creator>Nakanishi Ryouta</dc:creator>
    <meta:editing-duration>PT12M</meta:editing-duration>
    <meta:editing-cycles>1</meta:editing-cycles>
    <meta:document-statistic meta:object-count="20"/>
    <meta:generator>OpenOffice/4.1.0$Unix OpenOffice.org_project/410m18$Build-9764</meta:generator>
  </office:meta>
</office:document-meta>
</file>